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S</text:p>
          </table:table-cell>
          <table:table-cell/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FC40</text:p>
          </table:table-cell>
          <table:table-cell table:style-name="ce1"/>
          <table:table-cell/>
          <table:table-cell office:value-type="string" calcext:value-type="string">
            <text:p>BINS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0 - 0.1</text:p>
          </table:table-cell>
          <table:table-cell office:value-type="string" calcext:value-type="string">
            <text:p>]”</text:p>
          </table:table-cell>
          <table:table-cell office:value-type="float" office:value="3463" calcext:value-type="float">
            <text:p>3463</text:p>
          </table:table-cell>
          <table:table-cell office:value-type="float" office:value="1763" calcext:value-type="float">
            <text:p>1763</text:p>
          </table:table-cell>
          <table:table-cell office:value-type="float" office:value="1214" calcext:value-type="float">
            <text:p>121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office:value-type="string" calcext:value-type="string">
            <text:p>0.0 - 0.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463" calcext:value-type="float">
            <text:p>346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763" calcext:value-type="float">
            <text:p>176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14" calcext:value-type="float">
            <text:p>121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1 - 0.2</text:p>
          </table:table-cell>
          <table:table-cell office:value-type="string" calcext:value-type="string">
            <text:p>]”</text:p>
          </table:table-cell>
          <table:table-cell office:value-type="float" office:value="4332" calcext:value-type="float">
            <text:p>4332</text:p>
          </table:table-cell>
          <table:table-cell office:value-type="float" office:value="2167" calcext:value-type="float">
            <text:p>2167</text:p>
          </table:table-cell>
          <table:table-cell office:value-type="float" office:value="1444" calcext:value-type="float">
            <text:p>1444</text:p>
          </table:table-cell>
          <table:table-cell office:value-type="float" office:value="1112" calcext:value-type="float">
            <text:p>1112</text:p>
          </table:table-cell>
          <table:table-cell table:number-columns-repeated="2"/>
          <table:table-cell office:value-type="string" calcext:value-type="string">
            <text:p>0.1 - 0.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332" calcext:value-type="float">
            <text:p>433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167" calcext:value-type="float">
            <text:p>216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444" calcext:value-type="float">
            <text:p>144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12" calcext:value-type="float">
            <text:p>111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2 - 0.3</text:p>
          </table:table-cell>
          <table:table-cell office:value-type="string" calcext:value-type="string">
            <text:p>]”</text:p>
          </table:table-cell>
          <table:table-cell office:value-type="float" office:value="2983" calcext:value-type="float">
            <text:p>2983</text:p>
          </table:table-cell>
          <table:table-cell office:value-type="float" office:value="1554" calcext:value-type="float">
            <text:p>1554</text:p>
          </table:table-cell>
          <table:table-cell office:value-type="float" office:value="1117" calcext:value-type="float">
            <text:p>1117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string" calcext:value-type="string">
            <text:p>0.2 - 0.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983" calcext:value-type="float">
            <text:p>298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54" calcext:value-type="float">
            <text:p>155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17" calcext:value-type="float">
            <text:p>111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27" calcext:value-type="float">
            <text:p>927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3 - 0.4</text:p>
          </table:table-cell>
          <table:table-cell office:value-type="string" calcext:value-type="string">
            <text:p>]”</text:p>
          </table:table-cell>
          <table:table-cell office:value-type="float" office:value="3220" calcext:value-type="float">
            <text:p>3220</text:p>
          </table:table-cell>
          <table:table-cell office:value-type="float" office:value="1611" calcext:value-type="float">
            <text:p>1611</text:p>
          </table:table-cell>
          <table:table-cell office:value-type="float" office:value="1098" calcext:value-type="float">
            <text:p>1098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string" calcext:value-type="string">
            <text:p>0.3 - 0.4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220" calcext:value-type="float">
            <text:p>322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11" calcext:value-type="float">
            <text:p>161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098" calcext:value-type="float">
            <text:p>109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77" calcext:value-type="float">
            <text:p>877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4 - 0.5</text:p>
          </table:table-cell>
          <table:table-cell office:value-type="string" calcext:value-type="string">
            <text:p>]”</text:p>
          </table:table-cell>
          <table:table-cell office:value-type="float" office:value="3832" calcext:value-type="float">
            <text:p>3832</text:p>
          </table:table-cell>
          <table:table-cell office:value-type="float" office:value="1920" calcext:value-type="float">
            <text:p>1920</text:p>
          </table:table-cell>
          <table:table-cell office:value-type="float" office:value="1299" calcext:value-type="float">
            <text:p>129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string" calcext:value-type="string">
            <text:p>0.4 - 0.5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832" calcext:value-type="float">
            <text:p>383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920" calcext:value-type="float">
            <text:p>192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99" calcext:value-type="float">
            <text:p>129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98" calcext:value-type="float">
            <text:p>998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5 - 0.6</text:p>
          </table:table-cell>
          <table:table-cell office:value-type="string" calcext:value-type="string">
            <text:p>]”</text:p>
          </table:table-cell>
          <table:table-cell office:value-type="float" office:value="3829" calcext:value-type="float">
            <text:p>3829</text:p>
          </table:table-cell>
          <table:table-cell office:value-type="float" office:value="1919" calcext:value-type="float">
            <text:p>1919</text:p>
          </table:table-cell>
          <table:table-cell office:value-type="float" office:value="1298" calcext:value-type="float">
            <text:p>129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string" calcext:value-type="string">
            <text:p>0.5 - 0.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829" calcext:value-type="float">
            <text:p>38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919" calcext:value-type="float">
            <text:p>191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98" calcext:value-type="float">
            <text:p>129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97" calcext:value-type="float">
            <text:p>997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6 - 0.7</text:p>
          </table:table-cell>
          <table:table-cell office:value-type="string" calcext:value-type="string">
            <text:p>]”</text:p>
          </table:table-cell>
          <table:table-cell office:value-type="float" office:value="3222" calcext:value-type="float">
            <text:p>3222</text:p>
          </table:table-cell>
          <table:table-cell office:value-type="float" office:value="1612" calcext:value-type="float">
            <text:p>1612</text:p>
          </table:table-cell>
          <table:table-cell office:value-type="float" office:value="1098" calcext:value-type="float">
            <text:p>1098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string" calcext:value-type="string">
            <text:p>0.6 - 0.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222" calcext:value-type="float">
            <text:p>322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612" calcext:value-type="float">
            <text:p>161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098" calcext:value-type="float">
            <text:p>109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878" calcext:value-type="float">
            <text:p>878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7 - 0.8</text:p>
          </table:table-cell>
          <table:table-cell office:value-type="string" calcext:value-type="string">
            <text:p>]”</text:p>
          </table:table-cell>
          <table:table-cell office:value-type="float" office:value="2981" calcext:value-type="float">
            <text:p>2981</text:p>
          </table:table-cell>
          <table:table-cell office:value-type="float" office:value="1553" calcext:value-type="float">
            <text:p>1553</text:p>
          </table:table-cell>
          <table:table-cell office:value-type="float" office:value="1117" calcext:value-type="float">
            <text:p>1117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string" calcext:value-type="string">
            <text:p>0.7 - 0.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981" calcext:value-type="float">
            <text:p>298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553" calcext:value-type="float">
            <text:p>155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17" calcext:value-type="float">
            <text:p>111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26" calcext:value-type="float">
            <text:p>926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8 - 0.9</text:p>
          </table:table-cell>
          <table:table-cell office:value-type="string" calcext:value-type="string">
            <text:p>]”</text:p>
          </table:table-cell>
          <table:table-cell office:value-type="float" office:value="4323" calcext:value-type="float">
            <text:p>4323</text:p>
          </table:table-cell>
          <table:table-cell office:value-type="float" office:value="2162" calcext:value-type="float">
            <text:p>2162</text:p>
          </table:table-cell>
          <table:table-cell office:value-type="float" office:value="1441" calcext:value-type="float">
            <text:p>1441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office:value-type="string" calcext:value-type="string">
            <text:p>0.8 - 0.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323" calcext:value-type="float">
            <text:p>432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2162" calcext:value-type="float">
            <text:p>2162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441" calcext:value-type="float">
            <text:p>144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110" calcext:value-type="float">
            <text:p>1110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“[</text:p>
          </table:table-cell>
          <table:table-cell office:value-type="string" calcext:value-type="string">
            <text:p>0.9 - 1.0</text:p>
          </table:table-cell>
          <table:table-cell office:value-type="string" calcext:value-type="string">
            <text:p>]”</text:p>
          </table:table-cell>
          <table:table-cell office:value-type="float" office:value="3471" calcext:value-type="float">
            <text:p>3471</text:p>
          </table:table-cell>
          <table:table-cell office:value-type="float" office:value="1768" calcext:value-type="float">
            <text:p>1768</text:p>
          </table:table-cell>
          <table:table-cell office:value-type="float" office:value="1217" calcext:value-type="float">
            <text:p>121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string" calcext:value-type="string">
            <text:p>0.9 - 1.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471" calcext:value-type="float">
            <text:p>347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768" calcext:value-type="float">
            <text:p>1768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17" calcext:value-type="float">
            <text:p>1217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55" calcext:value-type="float">
            <text:p>955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12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 Counts</text:p>
          </table:table-cell>
          <table:table-cell/>
          <table:table-cell office:value-type="float" office:value="35656" calcext:value-type="float">
            <text:p>35656</text:p>
          </table:table-cell>
          <table:table-cell office:value-type="float" office:value="18029" calcext:value-type="float">
            <text:p>18029</text:p>
          </table:table-cell>
          <table:table-cell office:value-type="float" office:value="12343" calcext:value-type="float">
            <text:p>12343</text:p>
          </table:table-cell>
          <table:table-cell office:value-type="float" office:value="9732" calcext:value-type="float">
            <text:p>9732</text:p>
          </table:table-cell>
          <table:table-cell table:number-columns-repeated="2"/>
          <table:table-cell office:value-type="string" calcext:value-type="string">
            <text:p>Tot Cou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35656" calcext:value-type="float">
            <text:p>3565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8029" calcext:value-type="float">
            <text:p>18029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2343" calcext:value-type="float">
            <text:p>12343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9732" calcext:value-type="float">
            <text:p>9732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FC10</text:p>
          </table:table-cell>
          <table:table-cell table:number-columns-repeated="10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3463" calcext:value-type="float">
            <text:p>3463</text:p>
          </table:table-cell>
          <table:table-cell table:number-columns-repeated="8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4332" calcext:value-type="float">
            <text:p>433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2983" calcext:value-type="float">
            <text:p>298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3220" calcext:value-type="float">
            <text:p>32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3832" calcext:value-type="float">
            <text:p>383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3829" calcext:value-type="float">
            <text:p>382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3222" calcext:value-type="float">
            <text:p>322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2981" calcext:value-type="float">
            <text:p>298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4323" calcext:value-type="float">
            <text:p>432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3471" calcext:value-type="float">
            <text:p>347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35656" calcext:value-type="float">
            <text:p>35656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2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763" calcext:value-type="float">
            <text:p>176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2167" calcext:value-type="float">
            <text:p>216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1554" calcext:value-type="float">
            <text:p>155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611" calcext:value-type="float">
            <text:p>161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919" calcext:value-type="float">
            <text:p>191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1553" calcext:value-type="float">
            <text:p>155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2162" calcext:value-type="float">
            <text:p>216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768" calcext:value-type="float">
            <text:p>176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8029" calcext:value-type="float">
            <text:p>18029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3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1 <text:s/>U_COUNT_01 <text:s text:c="2"/></text:p>
          </table:table-cell>
          <table:table-cell/>
          <table:table-cell office:value-type="float" office:value="1214" calcext:value-type="float">
            <text:p>12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444" calcext:value-type="float">
            <text:p>144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1117" calcext:value-type="float">
            <text:p>111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1098" calcext:value-type="float">
            <text:p>109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1299" calcext:value-type="float">
            <text:p>129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1298" calcext:value-type="float">
            <text:p>129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1098" calcext:value-type="float">
            <text:p>109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1117" calcext:value-type="float">
            <text:p>111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1217" calcext:value-type="float">
            <text:p>121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12343" calcext:value-type="float">
            <text:p>12343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FC4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BIN <text:s text:c="2"/>U_COUNT_VALUE <text:s/>LOW <text:s/>&lt;</text:p>
          </table:table-cell>
          <table:table-cell/>
          <table:table-cell office:value-type="string" calcext:value-type="string">
            <text:p>u-range&lt; <text:s/>HIGH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 <text:s/>U_COUNT_01 <text:s text:c="2"/>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2 <text:s/>U_COUNT_02 <text:s text:c="2"/></text:p>
          </table:table-cell>
          <table:table-cell/>
          <table:table-cell office:value-type="float" office:value="1112" calcext:value-type="float">
            <text:p>11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3 <text:s/>U_COUNT_03 <text:s text:c="2"/>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4 <text:s/>U_COUNT_04 <text:s text:c="2"/>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5 <text:s/>U_COUNT_05 <text:s text:c="2"/>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6 <text:s/>U_COUNT_06 <text:s text:c="2"/>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7 <text:s/>U_COUNT_07 <text:s text:c="2"/>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8 <text:s/>U_COUNT_08 <text:s text:c="2"/>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<text:s/>9 <text:s/>U_COUNT_09 <text:s text:c="2"/>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<text:s/>U_COUNT_10 <text:s text:c="2"/>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# 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# <text:s text:c="2"/>U_COUNT_TOTAL <text:s text:c="3"/></text:p>
          </table:table-cell>
          <table:table-cell/>
          <table:table-cell office:value-type="float" office:value="9732" calcext:value-type="float">
            <text:p>973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04:47:39.59328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6T21:18:56.515789740</meta:creation-date>
    <dc:date>2023-11-02T04:54:35.525097552</dc:date>
    <meta:editing-duration>PT1H19M7S</meta:editing-duration>
    <meta:editing-cycles>8</meta:editing-cycles>
    <meta:generator>LibreOffice/6.4.7.2$Linux_X86_64 LibreOffice_project/40$Build-2</meta:generator>
    <meta:document-statistic meta:table-count="1" meta:cell-count="320" meta:object-count="0"/>
  </office:meta>
</office:document-meta>
</file>